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4.0pt" fo:color="#000000"/>
    </style:style>
    <style:style style:name="P2" style:family="paragraph" style:parent-style-name="Standard">
      <style:paragraph-properties fo:margin-bottom="0.0833in"/>
      <style:text-properties style:font-name="Times" fo:font-size="14.0pt" fo:color="#000000"/>
    </style:style>
    <style:style style:name="P3" style:family="paragraph" style:parent-style-name="Standard">
      <style:paragraph-properties fo:margin-bottom="0.0833in"/>
      <style:text-properties style:font-name="Times" fo:font-size="12.0pt" fo:color="#000000"/>
    </style:style>
    <style:style style:name="P4" style:family="paragraph" style:parent-style-name="Standard">
      <style:text-properties style:font-name="Times" fo:font-size="12.0pt" fo:color="#000000"/>
    </style:style>
    <style:style style:name="P5" style:family="paragraph" style:parent-style-name="Standard">
      <style:text-properties style:font-name="Times" fo:font-size="12.0pt"/>
    </style:style>
    <style:style style:name="P6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IT1901 - Informatikk prosjektarbeid I H-2011</text:span></text:p>
      <text:p text:style-name="P2"><text:span text:style-name="T1"/></text:p>
      <text:p text:style-name="P3"><text:span text:style-name="T1">Møtereferat</text:span></text:p>
      <text:p text:style-name="P3"><text:span text:style-name="T1"/></text:p>
      <text:p text:style-name="P3"><text:span text:style-name="T1">Møtetid: </text:span><text:span text:style-name="T2">28.10.2011, kl: 14:00</text:span></text:p>
      <text:p text:style-name="P3"><text:span text:style-name="T1">Oppmøte: </text:span><text:span text:style-name="T2">Alf, Magnus, Robin, Tomas</text:span></text:p>
      <text:p text:style-name="P3"><text:span text:style-name="T1"/></text:p>
      <text:p text:style-name="P3"><text:span text:style-name="T1">Agenda:</text:span></text:p>
      <text:p text:style-name="P4"><text:tab/>- Koble GUI med databasen, viktig!</text:p>
      <text:p text:style-name="P3"><text:span text:style-name="T1"/></text:p>
      <text:p text:style-name="P3"><text:span text:style-name="T1">Oppsummering:</text:span></text:p>
      <text:p text:style-name="P5"><text:tab/>Alf har tid til å sette seg ned å virkelig ta tak i å få koblet databasen med GUI'en vår, og vi har endelig en fullt fungerende versjon av programmet vårt. Vi installerer MySQL på datamaskinene våres og oppretter lokale databaser å jobbe med. Magnus og Robin fortsetter utviklingen av GUI'en nå som databasen fungerer.</text:p>
      <text:p text:style-name="P5"/>
      <text:p text:style-name="P5">Christian har vært fraværende i flere uker og vi får ikke tak i han.</text:p>
      <text:p text:style-name="P5"/>
      <text:p text:style-name="P5"><text:span text:style-name="T3">Til neste gang:</text:span></text:p>
      <text:list text:style-name="L1">
        <text:list-item>
          <text:list>
            <text:list-item>
              <text:p text:style-name="P6">Begynne å tenke på rapporten.</text:p>
            </text:list-item>
            <text:list-item>
              <text:p text:style-name="P6">Fikse bugs i programme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</meta:generator>
  </office:meta>
</office:document-meta>
</file>